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EB0000006183EC8B3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1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6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60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59cm"/>
    </style:style>
    <style:style style:name="gr10" style:family="graphic" style:parent-style-name="standard">
      <style:graphic-properties draw:textarea-horizontal-align="justify" draw:textarea-vertical-align="middle" draw:auto-grow-height="true" fo:min-height="0cm" fo:min-width="0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1.423cm" fo:min-width="1.407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134cm" fo:min-width="0cm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3.35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ax-height="0cm" fo:min-height="5.689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3.35cm"/>
    </style:style>
    <style:style style:name="gr19" style:family="graphic" style:parent-style-name="Predeterminado_5f_1_5f_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Predeterminado_5f_1_5f_1">
      <style:graphic-properties draw:stroke="none" svg:stroke-color="#000000" draw:fill="none" draw:fill-color="#ffffff" draw:textarea-horizontal-align="left" draw:auto-grow-height="true" draw:auto-grow-width="true" fo:min-height="0.797cm" fo:min-width="4.68cm"/>
    </style:style>
    <style:style style:name="gr21" style:family="graphic" style:parent-style-name="Predeterminado_5f_1_5f_1">
      <style:graphic-properties svg:stroke-color="#000000" draw:fill="none" draw:textarea-vertical-align="middle" draw:auto-grow-height="false" fo:min-height="4.756cm" fo:min-width="0cm"/>
    </style:style>
    <style:style style:name="gr22" style:family="graphic" style:parent-style-name="standard">
      <style:graphic-properties draw:stroke="solid" svg:stroke-width="0.1cm" svg:stroke-color="#000080" draw:marker-start-width="0.35cm" draw:marker-end-width="0.35cm" draw:fill="none" draw:fill-color="#ffffff" draw:textarea-horizontal-align="left" draw:auto-grow-height="true" draw:auto-grow-width="false" fo:min-height="4.741cm" fo:min-width="0cm" fo:padding-top="0.175cm" fo:padding-bottom="0.175cm" fo:padding-left="0.3cm" fo:padding-right="0.3cm"/>
    </style:style>
    <style:style style:name="gr23" style:family="graphic" style:parent-style-name="standard">
      <style:graphic-properties draw:fill-color="#ffff99" draw:textarea-horizontal-align="justify" draw:textarea-vertical-align="middle" draw:auto-grow-height="false" fo:min-height="0.99cm" fo:min-width="1.3cm"/>
    </style:style>
    <style:style style:name="gr2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25" style:family="graphic" style:parent-style-name="standard">
      <style:graphic-properties draw:fill-color="#ffff99" draw:textarea-vertical-align="middle" draw:auto-grow-height="false" fo:min-height="1.724cm" fo:min-width="2.325cm"/>
    </style:style>
    <style:style style:name="gr26" style:family="graphic" style:parent-style-name="objectwithoutfill">
      <style:graphic-properties draw:fill="none" draw:textarea-horizontal-align="center" draw:textarea-vertical-align="middle"/>
    </style:style>
    <style:style style:name="gr27" style:family="graphic" style:parent-style-name="standard">
      <style:graphic-properties svg:stroke-color="#000080" draw:fill="none" draw:textarea-horizontal-align="justify" draw:textarea-vertical-align="middle" draw:auto-grow-height="false" fo:min-height="6.646cm" fo:min-width="4.012cm"/>
    </style:style>
    <style:style style:name="gr2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6.042cm" fo:min-width="4.019cm"/>
    </style:style>
    <style:style style:name="gr29" style:family="graphic" style:parent-style-name="standard">
      <style:graphic-properties svg:stroke-color="#000000" draw:fill-color="#ffff99" draw:textarea-horizontal-align="justify" draw:textarea-vertical-align="middle" draw:auto-grow-height="false" fo:min-height="1.024cm" fo:min-width="0.914cm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svg:stroke-width="0.051cm" svg:stroke-color="#ff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Predeterminado-notes">
      <style:graphic-properties draw:stroke="none" draw:fill="none" draw:fill-color="#ffffff" fo:min-height="12.433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notes">
      <style:graphic-properties draw:fill-color="#ffffff" fo:min-height="12.433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1.868cm"/>
    </style:style>
    <style:style style:name="ro2" style:family="table-row">
      <style:table-row-properties style:row-height="1.869cm"/>
    </style:style>
    <style:style style:name="ce1" style:family="table-cell">
      <loext:graphic-properties style:repeat="repeat" draw:textarea-vertical-align="middle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end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end"/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13" style:family="paragraph">
      <loext:graphic-properties draw:fill="none" draw:fill-color="#ffffff"/>
      <style:text-properties fo:font-size="12pt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text-indent="0cm" style:punctuation-wrap="hanging" style:line-break="strict"/>
    </style:style>
    <style:style style:name="P17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18" style:family="paragraph">
      <style:paragraph-properties fo:margin-left="1.181cm" fo:margin-right="0cm" fo:text-indent="0cm" style:punctuation-wrap="hanging" style:line-break="stric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style:paragraph-properties fo:margin-top="0.2cm" fo:margin-bottom="0cm" fo:line-height="100%"/>
    </style:style>
    <style:style style:name="P21" style:family="paragraph">
      <style:paragraph-properties fo:margin-top="0.2cm" fo:margin-bottom="0cm" fo:line-height="100%">
        <style:tab-stops>
          <style:tab-stop style:position="3.741cm"/>
          <style:tab-stop style:position="6.295cm"/>
          <style:tab-stop style:position="9.352cm"/>
          <style:tab-stop style:position="12.636cm"/>
          <style:tab-stop style:position="16.057cm"/>
          <style:tab-stop style:position="19.707cm"/>
          <style:tab-stop style:position="22.9cm"/>
        </style:tab-stops>
      </style:paragraph-properties>
    </style:style>
    <style:style style:name="P22" style:family="paragraph">
      <loext:graphic-properties draw:fill="none" draw:fill-color="#ffffff"/>
      <style:paragraph-properties fo:margin-top="0.2cm" fo:margin-bottom="0cm" fo:line-height="100%"/>
      <style:text-properties fo:color="#000080" fo:font-size="20pt" style:font-size-asian="20pt" style:font-size-complex="20pt"/>
    </style:style>
    <style:style style:name="P23" style:family="paragraph">
      <loext:graphic-properties draw:fill-color="#ffff99"/>
      <style:paragraph-properties fo:text-align="center"/>
      <style:text-properties fo:font-size="18pt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dc2300" fo:font-size="14pt" style:font-size-asian="14pt" style:font-size-complex="14pt"/>
    </style:style>
    <style:style style:name="P25" style:family="paragraph">
      <loext:graphic-properties draw:fill-color="#ffff99"/>
      <style:paragraph-properties fo:text-align="center"/>
    </style:style>
    <style:style style:name="P26" style:family="paragraph">
      <loext:graphic-properties draw:fill="none"/>
      <style:paragraph-properties fo:margin-left="0cm" fo:margin-right="0cm" fo:text-align="justify" fo:text-indent="1.247cm"/>
    </style:style>
    <style:style style:name="P27" style:family="paragraph">
      <style:paragraph-properties fo:line-height="150%" fo:text-align="center"/>
    </style:style>
    <style:style style:name="P28" style:family="paragraph">
      <style:paragraph-properties fo:line-height="150%"/>
    </style:style>
    <style:style style:name="P29" style:family="paragraph">
      <loext:graphic-properties draw:fill="none" draw:fill-color="#ffffff"/>
      <style:paragraph-properties fo:line-height="150%"/>
      <style:text-properties fo:color="#004586"/>
    </style:style>
    <style:style style:name="P30" style:family="paragraph">
      <loext:graphic-properties draw:fill-color="#ffff99"/>
      <style:paragraph-properties fo:text-align="center"/>
      <style:text-properties fo:color="#800000" fo:font-size="18pt"/>
    </style:style>
    <style:style style:name="P31" style:family="paragraph">
      <loext:graphic-properties draw:fill-color="#ffffff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8pt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20pt" fo:language="es" fo:country="ES" fo:font-weight="bold" style:font-size-asian="20pt" style:font-weight-asian="bold" style:font-size-complex="20pt" style:font-weight-complex="bold"/>
    </style:style>
    <style:style style:name="T5" style:family="text">
      <style:text-properties style:text-position="-25% 58%" fo:font-size="20pt" fo:language="es" fo:country="ES" fo:font-weight="bold" style:font-size-asian="20pt" style:font-weight-asian="bold" style:font-size-complex="20pt" style:font-weight-complex="bold"/>
    </style:style>
    <style:style style:name="T6" style:family="text">
      <style:text-properties fo:font-size="20pt" fo:language="es" fo:country="ES" style:font-size-asian="20pt" style:font-size-complex="20pt"/>
    </style:style>
    <style:style style:name="T7" style:family="text">
      <style:text-properties style:text-position="-25% 58%" fo:font-size="20pt" fo:language="es" fo:country="ES" style:font-size-asian="20pt" style:font-size-complex="2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000080" fo:font-size="20pt" style:font-size-asian="20pt" style:font-size-complex="20pt"/>
    </style:style>
    <style:style style:name="T10" style:family="text">
      <style:text-properties fo:color="#000080" style:font-name="Liberation Serif" fo:font-size="20pt" style:font-size-asian="20pt" style:font-size-complex="20pt"/>
    </style:style>
    <style:style style:name="T11" style:family="text">
      <style:text-properties fo:color="#dc2300" style:font-name="Liberation Serif" fo:font-size="20pt" style:font-size-asian="20pt" style:font-size-complex="20pt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color="#dc2300" fo:font-size="14pt" style:font-size-asian="14pt" style:font-size-complex="14pt"/>
    </style:style>
    <style:style style:name="T14" style:family="text">
      <style:text-properties fo:color="#004586" fo:font-weight="bold" style:font-weight-asian="bold" style:font-weight-complex="bold"/>
    </style:style>
    <style:style style:name="T15" style:family="text">
      <style:text-properties fo:color="#004586"/>
    </style:style>
    <style:style style:name="T16" style:family="text">
      <style:text-properties fo:color="#800000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Intro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315cm" svg:height="0.962cm" svg:x="11.527cm" svg:y="5.704cm">
          <draw:text-box>
            <text:p>cool! this text box is here right from the beginning</text:p>
          </draw:text-box>
        </draw:frame>
        <draw:frame draw:style-name="gr2" draw:text-style-name="P1" xml:id="id1" draw:id="id1" draw:layer="layout" svg:width="15.576cm" svg:height="0.962cm" svg:x="7.832cm" svg:y="9.118cm">
          <draw:text-box>
            <text:p>this text box appears on click with an effect "Appear"</text:p>
          </draw:text-box>
        </draw:frame>
        <draw:frame presentation:style-name="pr1" draw:layer="layout" svg:width="25.199cm" svg:height="3.256cm" svg:x="1.4cm" svg:y="0.962cm" presentation:class="title">
          <draw:text-box>
            <text:p>Expand Animations</text:p>
          </draw:text-box>
        </draw:frame>
        <draw:frame draw:style-name="gr3" draw:text-style-name="P1" draw:layer="layout" svg:width="6.103cm" svg:height="3.806cm" svg:x="2.56cm" svg:y="12.095cm">
          <draw:text-box>
            <text:p xml:id="id2" text:id="id2" text:style-name="P2">Zero estas bone</text:p>
            <text:p xml:id="id3" text:id="id3" text:style-name="P3">Unu</text:p>
            <text:p xml:id="id7" text:id="id7" text:style-name="P4">Tri</text:p>
            <text:p xml:id="id5" text:id="id5">Du</text:p>
            <text:p xml:id="id9" text:id="id9">Kvar estas malbone</text:p>
          </draw:text-box>
        </draw:frame>
        <draw:frame draw:style-name="gr4" draw:text-style-name="P1" draw:layer="layout" svg:width="6.103cm" svg:height="3.095cm" svg:x="11.461cm" svg:y="12.895cm">
          <draw:text-box>
            <text:p xml:id="id4" text:id="id4" text:style-name="P3">Unu</text:p>
            <text:p xml:id="id8" text:id="id8" text:style-name="P4">Tri</text:p>
            <text:p xml:id="id6" text:id="id6">Du</text:p>
            <text:p xml:id="id10" text:id="id10">Kvar estas malbone</text:p>
          </draw:text-box>
        </draw:frame>
        <draw:frame draw:style-name="gr3" draw:text-style-name="P1" draw:layer="layout" svg:width="6.103cm" svg:height="3.806cm" svg:x="20.061cm" svg:y="12.095cm">
          <draw:text-box>
            <text:p text:style-name="P5">Zero estas bone</text:p>
            <text:p text:style-name="P3">Unu</text:p>
            <text:p text:style-name="P4">Tri</text:p>
            <text:p>Du</text:p>
            <text:p>Kvar estas malbon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315cm" svg:height="0.962cm" svg:x="11.527cm" svg:y="5.704cm">
          <draw:text-box>
            <text:p>cool! this text box is here right from the beginning</text:p>
          </draw:text-box>
        </draw:frame>
        <draw:frame draw:style-name="gr2" draw:text-style-name="P1" draw:layer="layout" svg:width="15.576cm" svg:height="0.962cm" svg:x="7.832cm" svg:y="9.118cm">
          <draw:text-box>
            <text:p>this text box appears on click with an effect "Appear"</text:p>
          </draw:text-box>
        </draw:frame>
        <draw:frame presentation:style-name="pr1" draw:layer="layout" svg:width="25.199cm" svg:height="3.256cm" svg:x="1.4cm" svg:y="0.962cm" presentation:class="title">
          <draw:text-box>
            <text:p>Expand Animations</text:p>
          </draw:text-box>
        </draw:frame>
        <draw:frame draw:style-name="gr3" draw:text-style-name="P1" draw:layer="layout" svg:width="6.103cm" svg:height="3.806cm" svg:x="2.56cm" svg:y="12.095cm">
          <draw:text-box>
            <text:p text:style-name="P2">Zero estas bone</text:p>
            <text:p text:style-name="P3">Unu</text:p>
            <text:p text:style-name="P4">Tri</text:p>
            <text:p>Du</text:p>
            <text:p>Kvar estas malbone</text:p>
          </draw:text-box>
        </draw:frame>
        <draw:frame draw:style-name="gr4" draw:text-style-name="P1" draw:layer="layout" svg:width="6.103cm" svg:height="3.095cm" svg:x="11.461cm" svg:y="12.895cm">
          <draw:text-box>
            <text:p text:style-name="P3">Unu</text:p>
            <text:p text:style-name="P4">Tri</text:p>
            <text:p>Du</text:p>
            <text:p>Kvar estas malbone</text:p>
          </draw:text-box>
        </draw:frame>
        <draw:frame draw:style-name="gr3" draw:text-style-name="P1" draw:layer="layout" svg:width="6.103cm" svg:height="3.806cm" svg:x="20.061cm" svg:y="12.095cm">
          <draw:text-box>
            <text:p text:style-name="P5">Zero estas bone</text:p>
            <text:p text:style-name="P3">Unu</text:p>
            <text:p text:style-name="P4">Tri</text:p>
            <text:p>Du</text:p>
            <text:p>Kvar estas malbone</text:p>
          </draw:text-box>
        </draw:frame>
        <draw:frame draw:style-name="gr6" draw:text-style-name="P7" draw:layer="layout" svg:width="5.849cm" svg:height="0.962cm" svg:x="11.323cm" svg:y="0.278cm">
          <draw:text-box>
            <text:p><text:span text:style-name="T1">SEN ANIMATION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0" presentation:use-date-time-name="dtd1">
        <office:forms form:automatic-focus="false" form:apply-design-mode="false"/>
        <draw:frame draw:style-name="gr7" draw:text-style-name="P8" draw:layer="layout" svg:width="6.8cm" svg:height="1.673cm" svg:x="2.3cm" svg:y="2.127cm">
          <draw:text-box>
            <text:p xml:id="id11" text:id="id11" text:style-name="P3"><text:span text:style-name="T2">0</text:span></text:p>
            <text:p xml:id="id12" text:id="id12" text:style-name="P3"><text:span text:style-name="T2">00000</text:span></text:p>
          </draw:text-box>
        </draw:frame>
        <draw:line draw:style-name="gr8" draw:text-style-name="P9" draw:layer="layout" svg:x1="7cm" svg:y1="1.2cm" svg:x2="7cm" svg:y2="8.6cm">
          <text:p/>
        </draw:line>
        <draw:frame draw:style-name="gr9" draw:text-style-name="P8" draw:layer="layout" svg:width="2.259cm" svg:height="1.673cm" svg:x="6.093cm" svg:y="6.727cm">
          <draw:text-box>
            <text:p xml:id="id13" text:id="id13" text:style-name="P3"><text:span text:style-name="T2">2</text:span></text:p>
            <text:p xml:id="id14" text:id="id14" text:style-name="P3"><text:span text:style-name="T2">20000</text:span></text:p>
          </draw:text-box>
        </draw:frame>
        <draw:custom-shape draw:style-name="gr10" draw:text-style-name="P10" draw:layer="layout" svg:width="2.504cm" svg:height="2.365cm" svg:x="12.545cm" svg:y="12.417cm">
          <text:p xml:id="id15" text:id="id15" text:style-name="P3"><text:span text:style-name="T2">3</text:span></text:p>
          <text:p xml:id="id16" text:id="id16" text:style-name="P3"><text:span text:style-name="T2">ccc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3.6cm" svg:height="0.962cm" svg:x="1.4cm" svg:y="1.2cm">
          <draw:text-box>
            <text:p xml:id="id23" text:id="id23"><text:span text:style-name="T2">Izq4</text:span></text:p>
            <text:p xml:id="id24" text:id="id24"><text:span text:style-name="T2">shapcent</text:span></text:p>
          </draw:text-box>
        </draw:frame>
        <draw:frame draw:style-name="gr12" draw:text-style-name="P8" draw:layer="layout" svg:width="1.907cm" svg:height="1.673cm" svg:x="14.4cm" svg:y="1.4cm">
          <draw:text-box>
            <text:p xml:id="id18" text:id="id18" text:style-name="P3"><text:span text:style-name="T2">5</text:span></text:p>
            <text:p xml:id="id19" text:id="id19"><text:span text:style-name="T2">eeee</text:span></text:p>
          </draw:text-box>
        </draw:frame>
        <draw:frame draw:style-name="gr13" draw:text-style-name="P11" draw:layer="layout" svg:width="1.836cm" svg:height="2.384cm" svg:x="14.2cm" svg:y="3.6cm">
          <draw:text-box>
            <text:p xml:id="id20" text:id="id20"><text:span text:style-name="T2">6 es el 6</text:span></text:p>
            <text:p xml:id="id21" text:id="id21"><text:span text:style-name="T2">ffffffff</text:span></text:p>
          </draw:text-box>
        </draw:frame>
        <draw:frame draw:style-name="gr14" draw:text-style-name="P9" xml:id="id17" draw:id="id17" draw:layer="layout" svg:width="17.318cm" svg:height="3.42cm" svg:x="4.6cm" svg:y="15.58cm">
          <draw:image xlink:href="Pictures/10000000000001EB0000006183EC8B37.png" xlink:type="simple" xlink:show="embed" xlink:actuate="onLoad">
            <text:p/>
          </draw:image>
        </draw:frame>
        <draw:custom-shape draw:style-name="gr10" draw:text-style-name="P10" xml:id="id22" draw:id="id22" draw:layer="layout" svg:width="2.2cm" svg:height="2.365cm" svg:x="16.696cm" svg:y="12.418cm">
          <text:p text:style-name="P3"><text:span text:style-name="T2">7</text:span></text:p>
          <text:p text:style-name="P3"><text:span text:style-name="T2">gg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2" draw:layer="layout" svg:width="2.5cm" svg:height="1.119cm" draw:transform="rotate (1.5707963267949) translate (2.253cm 12.1cm)">
          <draw:text-box>
            <text:p xml:id="id25" text:id="id25"><text:span text:style-name="T3">NA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1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1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2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 smil:direction="reverse"/>
                </anim:par>
              </anim:par>
            </anim:par>
          </anim:seq>
        </anim:par>
        <presentation:notes draw:style-name="dp4" presentation:use-date-time-name="dtd1">
          <draw:page-thumbnail draw:style-name="gr5" draw:layer="layout" svg:width="13.812cm" svg:height="10.358cm" svg:x="2.619cm" svg:y="2.073cm" draw:page-number="3" presentation:class="page"/>
          <draw:frame presentation:style-name="pr3" draw:text-style-name="P13" draw:layer="layout" svg:width="15.24cm" svg:height="12.433cm" svg:x="1.905cm" svg:y="13.122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0" presentation:use-date-time-name="dtd1">
        <office:forms form:automatic-focus="false" form:apply-design-mode="false"/>
        <draw:frame draw:style-name="gr7" draw:text-style-name="P8" draw:layer="layout" svg:width="6.8cm" svg:height="1.673cm" svg:x="2.3cm" svg:y="2.127cm">
          <draw:text-box>
            <text:p text:style-name="P3"><text:span text:style-name="T2">0</text:span></text:p>
            <text:p text:style-name="P3"><text:span text:style-name="T2">00000</text:span></text:p>
          </draw:text-box>
        </draw:frame>
        <draw:line draw:style-name="gr8" draw:text-style-name="P9" draw:layer="layout" svg:x1="7cm" svg:y1="1.2cm" svg:x2="7cm" svg:y2="8.6cm">
          <text:p/>
        </draw:line>
        <draw:frame draw:style-name="gr9" draw:text-style-name="P8" draw:layer="layout" svg:width="2.259cm" svg:height="1.673cm" svg:x="6.093cm" svg:y="6.727cm">
          <draw:text-box>
            <text:p text:style-name="P3"><text:span text:style-name="T2">2</text:span></text:p>
            <text:p text:style-name="P3"><text:span text:style-name="T2">20000</text:span></text:p>
          </draw:text-box>
        </draw:frame>
        <draw:custom-shape draw:style-name="gr10" draw:text-style-name="P10" draw:layer="layout" svg:width="2.504cm" svg:height="2.365cm" svg:x="12.545cm" svg:y="12.417cm">
          <text:p text:style-name="P3"><text:span text:style-name="T2">3</text:span></text:p>
          <text:p text:style-name="P3"><text:span text:style-name="T2">ccc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3.6cm" svg:height="0.962cm" svg:x="1.4cm" svg:y="1.2cm">
          <draw:text-box>
            <text:p><text:span text:style-name="T2">Izq4</text:span></text:p>
            <text:p><text:span text:style-name="T2">shapcent</text:span></text:p>
          </draw:text-box>
        </draw:frame>
        <draw:frame draw:style-name="gr12" draw:text-style-name="P8" draw:layer="layout" svg:width="1.907cm" svg:height="1.673cm" svg:x="14.4cm" svg:y="1.4cm">
          <draw:text-box>
            <text:p text:style-name="P3"><text:span text:style-name="T2">5</text:span></text:p>
            <text:p><text:span text:style-name="T2">eeee</text:span></text:p>
          </draw:text-box>
        </draw:frame>
        <draw:frame draw:style-name="gr13" draw:text-style-name="P11" draw:layer="layout" svg:width="1.836cm" svg:height="2.384cm" svg:x="14.2cm" svg:y="3.6cm">
          <draw:text-box>
            <text:p><text:span text:style-name="T2">6 es el 6</text:span></text:p>
            <text:p><text:span text:style-name="T2">ffffffff</text:span></text:p>
          </draw:text-box>
        </draw:frame>
        <draw:frame draw:style-name="gr14" draw:text-style-name="P9" draw:layer="layout" svg:width="17.318cm" svg:height="3.42cm" svg:x="4.6cm" svg:y="15.58cm">
          <draw:image xlink:href="Pictures/10000000000001EB0000006183EC8B37.png" xlink:type="simple" xlink:show="embed" xlink:actuate="onLoad">
            <text:p/>
          </draw:image>
        </draw:frame>
        <draw:custom-shape draw:style-name="gr10" draw:text-style-name="P10" draw:layer="layout" svg:width="2.2cm" svg:height="2.365cm" svg:x="16.696cm" svg:y="12.418cm">
          <text:p text:style-name="P3"><text:span text:style-name="T2">7</text:span></text:p>
          <text:p text:style-name="P3"><text:span text:style-name="T2">gg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2" draw:layer="layout" svg:width="2.5cm" svg:height="1.119cm" draw:transform="rotate (1.5707963267949) translate (2.253cm 12.1cm)">
          <draw:text-box>
            <text:p><text:span text:style-name="T3">NAC</text:span></text:p>
          </draw:text-box>
        </draw:frame>
        <draw:frame draw:style-name="gr6" draw:text-style-name="P7" draw:layer="layout" svg:width="5.849cm" svg:height="0.962cm" svg:x="11.324cm" svg:y="0.278cm">
          <draw:text-box>
            <text:p><text:span text:style-name="T1">SEN ANIMATIONS</text:span></text:p>
          </draw:text-box>
        </draw:frame>
        <presentation:notes draw:style-name="dp4" presentation:use-date-time-name="dtd1">
          <draw:page-thumbnail draw:style-name="gr5" draw:layer="layout" svg:width="13.812cm" svg:height="10.358cm" svg:x="2.619cm" svg:y="2.073cm" draw:page-number="4" presentation:class="page"/>
          <draw:frame presentation:style-name="pr3" draw:text-style-name="P13" draw:layer="layout" svg:width="15.24cm" svg:height="12.433cm" svg:x="1.905cm" svg:y="13.122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6" draw:text-style-name="P14" draw:layer="layout" svg:width="5.6cm" svg:height="3.6cm" svg:x="20cm" svg:y="12.2cm">
          <draw:text-box>
            <text:p xml:id="id26" text:id="id26" text:style-name="P4"><text:span text:style-name="T2">a</text:span></text:p>
            <text:p xml:id="id27" text:id="id27" text:style-name="P2"><text:span text:style-name="T2">9 es grande</text:span></text:p>
          </draw:text-box>
        </draw:frame>
        <draw:frame draw:style-name="gr17" draw:text-style-name="P11" draw:layer="layout" svg:width="5.6cm" svg:height="5.939cm" svg:x="12cm" svg:y="10.261cm">
          <draw:text-box>
            <text:p xml:id="id30" text:id="id30"><text:span text:style-name="T2">u</text:span></text:p>
            <text:p xml:id="id31" text:id="id31" text:style-name="P4"><text:span text:style-name="T2">v</text:span></text:p>
            <text:p xml:id="id32" text:id="id32" text:style-name="P4"><text:span text:style-name="T2">w</text:span></text:p>
            <text:p xml:id="id33" text:id="id33" text:style-name="P4"><text:span text:style-name="T2">x</text:span></text:p>
            <text:p xml:id="id34" text:id="id34"><text:span text:style-name="T2">Y esta es aún peor</text:span></text:p>
            <text:p xml:id="id35" text:id="id35" text:style-name="P3"><text:span text:style-name="T2">z</text:span></text:p>
            <text:p xml:id="id36" text:id="id36" text:style-name="P3"><text:span text:style-name="T2">8</text:span></text:p>
          </draw:text-box>
        </draw:frame>
        <draw:frame draw:style-name="gr16" draw:text-style-name="P11" draw:layer="layout" svg:width="5.6cm" svg:height="3.6cm" svg:x="5.3cm" svg:y="9.2cm">
          <draw:text-box>
            <text:p><text:span text:style-name="T2">7</text:span></text:p>
            <text:p text:style-name="P4"><text:span text:style-name="T2">10 más largo</text:span></text:p>
            <text:p text:style-name="P4"><text:span text:style-name="T2">11</text:span></text:p>
          </draw:text-box>
        </draw:frame>
        <draw:frame draw:style-name="gr18" draw:text-style-name="P11" draw:layer="layout" svg:width="5.6cm" svg:height="3.6cm" svg:x="12cm" svg:y="5.6cm">
          <draw:text-box>
            <text:p xml:id="id28" text:id="id28"><text:span text:style-name="T2">b</text:span></text:p>
            <text:p xml:id="id29" text:id="id29"><text:span text:style-name="T2">5 la fila es muy larga</text:span></text:p>
          </draw:text-box>
        </draw:frame>
        <draw:line draw:style-name="gr8" draw:text-style-name="P9" draw:layer="layout" svg:x1="14.8cm" svg:y1="0.572cm" svg:x2="14.8cm" svg:y2="15.8cm">
          <text:p/>
        </draw:line>
        <draw:line draw:style-name="gr8" draw:text-style-name="P9" draw:layer="layout" svg:x1="6.8cm" svg:y1="0.572cm" svg:x2="6.8cm" svg:y2="15.8cm">
          <text:p/>
        </draw:line>
        <draw:line draw:style-name="gr8" draw:text-style-name="P9" draw:layer="layout" svg:x1="24.5cm" svg:y1="0.572cm" svg:x2="24.5cm" svg:y2="15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1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1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2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2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2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2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2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2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2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6" draw:text-style-name="P14" draw:layer="layout" svg:width="5.6cm" svg:height="3.6cm" svg:x="20cm" svg:y="12.2cm">
          <draw:text-box>
            <text:p text:style-name="P4"><text:span text:style-name="T2">a</text:span></text:p>
            <text:p text:style-name="P2"><text:span text:style-name="T2">9 es grande</text:span></text:p>
          </draw:text-box>
        </draw:frame>
        <draw:frame draw:style-name="gr17" draw:text-style-name="P11" draw:layer="layout" svg:width="5.6cm" svg:height="5.939cm" svg:x="12cm" svg:y="10.261cm">
          <draw:text-box>
            <text:p><text:span text:style-name="T2">u</text:span></text:p>
            <text:p text:style-name="P4"><text:span text:style-name="T2">v</text:span></text:p>
            <text:p text:style-name="P4"><text:span text:style-name="T2">w</text:span></text:p>
            <text:p text:style-name="P4"><text:span text:style-name="T2">x</text:span></text:p>
            <text:p><text:span text:style-name="T2">Y esta es aún peor</text:span></text:p>
            <text:p text:style-name="P3"><text:span text:style-name="T2">z</text:span></text:p>
            <text:p text:style-name="P3"><text:span text:style-name="T2">8</text:span></text:p>
          </draw:text-box>
        </draw:frame>
        <draw:frame draw:style-name="gr16" draw:text-style-name="P11" draw:layer="layout" svg:width="5.6cm" svg:height="3.6cm" svg:x="5.3cm" svg:y="9.2cm">
          <draw:text-box>
            <text:p><text:span text:style-name="T2">7</text:span></text:p>
            <text:p text:style-name="P4"><text:span text:style-name="T2">10 más largo</text:span></text:p>
            <text:p text:style-name="P4"><text:span text:style-name="T2">11</text:span></text:p>
          </draw:text-box>
        </draw:frame>
        <draw:frame draw:style-name="gr18" draw:text-style-name="P11" draw:layer="layout" svg:width="5.6cm" svg:height="3.6cm" svg:x="12cm" svg:y="5.6cm">
          <draw:text-box>
            <text:p><text:span text:style-name="T2">b</text:span></text:p>
            <text:p><text:span text:style-name="T2">5 la fila es muy larga</text:span></text:p>
          </draw:text-box>
        </draw:frame>
        <draw:line draw:style-name="gr8" draw:text-style-name="P9" draw:layer="layout" svg:x1="14.8cm" svg:y1="0.572cm" svg:x2="14.8cm" svg:y2="15.8cm">
          <text:p/>
        </draw:line>
        <draw:line draw:style-name="gr8" draw:text-style-name="P9" draw:layer="layout" svg:x1="6.8cm" svg:y1="0.572cm" svg:x2="6.8cm" svg:y2="15.8cm">
          <text:p/>
        </draw:line>
        <draw:line draw:style-name="gr8" draw:text-style-name="P9" draw:layer="layout" svg:x1="24.5cm" svg:y1="0.572cm" svg:x2="24.5cm" svg:y2="15.8cm">
          <text:p/>
        </draw:line>
        <draw:frame draw:style-name="gr6" draw:text-style-name="P7" draw:layer="layout" svg:width="5.849cm" svg:height="0.962cm" svg:x="11.325cm" svg:y="0.278cm">
          <draw:text-box>
            <text:p><text:span text:style-name="T1">SEN ANIMATION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0" presentation:use-date-time-name="dtd1">
        <office:forms form:automatic-focus="false" form:apply-design-mode="false"/>
        <draw:custom-shape draw:name="Text Box 30" draw:style-name="gr19" draw:text-style-name="P17" xml:id="id37" draw:id="id37" draw:layer="layout" svg:width="13.346cm" svg:height="1.224cm" svg:x="3.541cm" svg:y="1.327cm">
          <text:p text:style-name="P16"><text:span text:style-name="T4">r</text:span><text:span text:style-name="T5">neta</text:span><text:span text:style-name="T4"> = R</text:span><text:span text:style-name="T5">A</text:span><text:span text:style-name="T4"> – CMPC =</text:span><text:span text:style-name="T6"> 19,28 – 12,59 = </text:span><text:span text:style-name="T4">6,69%</text:span></text:p>
          <draw:enhanced-geometry svg:viewBox="0 0 21600 21600" draw:type="mso-spt202" draw:enhanced-path="M 0 0 L 21600 0 21600 21600 0 21600 0 0 Z N"/>
        </draw:custom-shape>
        <draw:custom-shape draw:name="Text Box 31" draw:style-name="gr19" draw:text-style-name="P17" draw:layer="layout" svg:width="20.869cm" svg:height="3.034cm" svg:x="3.836cm" svg:y="2.866cm">
          <text:p xml:id="id38" text:id="id38" text:style-name="P16"><text:span text:style-name="T6">f) rentabilidad neta en u.m. y %:</text:span></text:p>
          <text:p xml:id="id39" text:id="id39" text:style-name="P18"><text:span text:style-name="T6">r</text:span><text:span text:style-name="T7">neta</text:span><text:span text:style-name="T6"> (u.m.) = <text:s/>reservas = BºN – div = 30.000 – 16.125 = 13.875 u.m.</text:span></text:p>
          <text:p xml:id="id41" text:id="id41" text:style-name="P18"><text:span text:style-name="T6">r</text:span><text:span text:style-name="T7">neta</text:span><text:span text:style-name="T6"> (%) = <text:s/>reservas / Activo = 13.875 / 207.500 = 6,69%</text:span></text:p>
          <draw:enhanced-geometry svg:viewBox="0 0 21600 21600" draw:type="mso-spt202" draw:enhanced-path="M 0 0 L 21600 0 21600 21600 0 21600 0 0 Z N"/>
        </draw:custom-shape>
        <draw:g xml:id="id40" draw:id="id40">
          <draw:frame draw:style-name="gr20" draw:text-style-name="P19" draw:layer="layout" svg:width="5.18cm" svg:height="1.047cm" svg:x="16.7cm" svg:y="2.566cm">
            <draw:text-box>
              <text:p><text:span text:style-name="T8">0,15 x 107.500</text:span></text:p>
            </draw:text-box>
          </draw:frame>
          <draw:custom-shape draw:style-name="gr21" draw:text-style-name="P9" draw:layer="layout" svg:width="0.8cm" svg:height="5.28cm" draw:transform="rotate (1.5707963267949) translate (16.6cm 3.9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line draw:style-name="gr8" draw:text-style-name="P9" draw:layer="layout" svg:x1="5.848cm" svg:y1="12.101cm" svg:x2="21.445cm" svg:y2="12.101cm">
          <text:p/>
        </draw:line>
        <draw:frame draw:style-name="gr22" draw:text-style-name="P22" draw:layer="layout" svg:width="15.7cm" svg:height="5.103cm" svg:x="5.8cm" svg:y="6.586cm">
          <draw:text-box>
            <text:p text:style-name="P20"><text:span text:style-name="T9"><text:s text:c="5"/></text:span><text:span text:style-name="T10">Año:</text:span><text:span text:style-name="T10"><text:tab/></text:span><text:span text:style-name="T10"><text:tab/></text:span><text:span text:style-name="T10"><text:tab/></text:span><text:span text:style-name="T10">0</text:span><text:span text:style-name="T10"><text:tab/></text:span><text:span text:style-name="T10"><text:tab/></text:span><text:span text:style-name="T10">1</text:span><text:span text:style-name="T10"><text:tab/></text:span><text:span text:style-name="T10"><text:tab/></text:span><text:span text:style-name="T10"> <text:s/>2</text:span><text:span text:style-name="T10"><text:tab/></text:span><text:span text:style-name="T10"><text:tab/></text:span><text:span text:style-name="T10"> <text:s text:c="4"/>3</text:span></text:p>
            <text:p text:style-name="P21"><text:span text:style-name="T10"><text:s/></text:span><text:span text:style-name="T10">Entradas:</text:span></text:p>
            <text:p text:style-name="P21"><text:span text:style-name="T11"><text:s text:c="2"/></text:span><text:span text:style-name="T11">Salidas:</text:span></text:p>
            <text:p text:style-name="P21"><text:span text:style-name="T10"><text:s/></text:span><text:span text:style-name="T10">Tesorería:</text:span></text:p>
            <text:p text:style-name="P21"><text:span text:style-name="T10">Tes. Acum:</text:span></text:p>
          </draw:text-box>
        </draw:frame>
        <draw:custom-shape draw:style-name="gr23" draw:text-style-name="P23" xml:id="id42" draw:id="id42" draw:layer="layout" svg:width="1.8cm" svg:height="1.24cm" svg:x="5.115cm" svg:y="15.05cm">
          <text:p text:style-name="P4"><text:span text:style-name="T12">€</text:span></text:p>
          <draw:enhanced-geometry svg:viewBox="0 0 21600 21600" draw:type="rectangle" draw:enhanced-path="M 0 0 L 21600 0 21600 21600 0 21600 0 0 Z N"/>
        </draw:custom-shape>
        <draw:frame draw:style-name="gr24" draw:text-style-name="P24" draw:layer="layout" svg:width="3.8cm" svg:height="1.916cm" svg:x="2.89cm" svg:y="12.726cm">
          <draw:text-box>
            <text:p xml:id="id43" text:id="id43"><text:span text:style-name="T13">PAGOS POR COMPRAS DE M.P.</text:span></text:p>
          </draw:text-box>
        </draw:frame>
        <draw:custom-shape draw:style-name="gr25" draw:text-style-name="P25" xml:id="id44" draw:id="id44" draw:layer="layout" svg:width="2.825cm" svg:height="1.974cm" svg:x="5.675cm" svg:y="12.996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line draw:style-name="gr26" draw:text-style-name="P9" draw:layer="layout" svg:x1="5.802cm" svg:y1="11.729cm" svg:x2="5.802cm" svg:y2="12.472cm">
          <text:p/>
        </draw:line>
        <draw:line draw:style-name="gr26" draw:text-style-name="P9" draw:layer="layout" svg:x1="21.502cm" svg:y1="11.73cm" svg:x2="21.502cm" svg:y2="12.473cm">
          <text:p/>
        </draw:line>
        <draw:g xml:id="id45" draw:id="id45">
          <draw:custom-shape draw:style-name="gr27" draw:text-style-name="P26" draw:layer="layout" svg:width="6.768cm" svg:height="6.895cm" svg:x="17.441cm" svg:y="12.6cm">
            <text:p/>
            <draw:enhanced-geometry svg:viewBox="0 0 21600 21600" draw:mirror-horizontal="false" draw:mirror-vertical="false" draw:text-areas="0 0 ?f0 21600" draw:type="right-arrow-callout" draw:modifiers="14400 5400 18000 8100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28" draw:text-style-name="P29" draw:layer="layout" svg:width="4.519cm" svg:height="6.292cm" svg:x="17.477cm" svg:y="12.979cm">
            <draw:text-box>
              <text:p text:style-name="P27"><text:span text:style-name="T14">NAC</text:span><text:span text:style-name="T15"> =</text:span></text:p>
              <text:p text:style-name="P28"><text:span text:style-name="T15">Stoks de m.p.</text:span></text:p>
              <text:p text:style-name="P28"><text:span text:style-name="T15">Stocks de p.c.</text:span></text:p>
              <text:p text:style-name="P28"><text:span text:style-name="T15">Stocks de p.t.</text:span></text:p>
              <text:p text:style-name="P28"><text:span text:style-name="T15">Clientes</text:span></text:p>
              <text:p text:style-name="P28"><text:span text:style-name="T15">Tesorería seg.</text:span></text:p>
            </draw:text-box>
          </draw:frame>
        </draw:g>
        <draw:custom-shape draw:style-name="gr29" draw:text-style-name="P30" xml:id="id46" draw:id="id46" draw:layer="layout" svg:width="2cm" svg:height="1.8cm" svg:x="13.907cm" svg:y="17.3cm">
          <text:p text:style-name="P4"><text:span text:style-name="T16">¡OJO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9" xml:id="id47" draw:id="id47" draw:layer="layout" svg:x1="15.907cm" svg:y1="18.1cm" svg:x2="17.707cm" svg:y2="18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7" smil:attributeName="visibility" smil:to="visible"/>
                  <anim:transitionFilter smil:dur="1s" smil:targetElement="id37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topToBottom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42" smil:attributeName="visibility" smil:to="visible"/>
                  <anim:transitionFilter smil:dur="0.5s" smil:targetElement="id4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1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44" smil:attributeName="visibility" smil:to="visible"/>
                  <anim:transitionFilter smil:dur="0.5s" smil:targetElement="id44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45" smil:attributeName="visibility" smil:to="visible"/>
                  <anim:transitionFilter smil:dur="0.5s" smil:targetElement="id4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46" smil:attributeName="visibility" smil:to="visible"/>
                  <anim:transitionFilter smil:dur="0.5s" smil:targetElement="id46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47" smil:attributeName="visibility" smil:to="visible"/>
                  <anim:transitionFilter smil:dur="0.5s" smil:targetElement="id47" smil:type="barWipe" smil:subtype="leftToRight"/>
                </anim:par>
              </anim:par>
            </anim:par>
          </anim:seq>
        </anim:par>
        <presentation:notes draw:style-name="dp2">
          <draw:page-thumbnail draw:style-name="gr5" draw:layer="layout" svg:width="13.812cm" svg:height="10.359cm" svg:x="2.619cm" svg:y="2.073cm" draw:page-number="7" presentation:class="page"/>
          <draw:frame presentation:style-name="pr5" draw:text-style-name="P31" draw:layer="layout" svg:width="15.24cm" svg:height="12.433cm" svg:x="1.905cm" svg:y="13.122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0" presentation:use-date-time-name="dtd1">
        <office:forms form:automatic-focus="false" form:apply-design-mode="false"/>
        <draw:custom-shape draw:name="Text Box 30" draw:style-name="gr19" draw:text-style-name="P17" draw:layer="layout" svg:width="13.346cm" svg:height="1.224cm" svg:x="3.541cm" svg:y="1.327cm">
          <text:p text:style-name="P16"><text:span text:style-name="T4">r</text:span><text:span text:style-name="T5">neta</text:span><text:span text:style-name="T4"> = R</text:span><text:span text:style-name="T5">A</text:span><text:span text:style-name="T4"> – CMPC =</text:span><text:span text:style-name="T6"> 19,28 – 12,59 = </text:span><text:span text:style-name="T4">6,69%</text:span></text:p>
          <draw:enhanced-geometry svg:viewBox="0 0 21600 21600" draw:type="mso-spt202" draw:enhanced-path="M 0 0 L 21600 0 21600 21600 0 21600 0 0 Z N"/>
        </draw:custom-shape>
        <draw:custom-shape draw:name="Text Box 31" draw:style-name="gr19" draw:text-style-name="P17" draw:layer="layout" svg:width="20.869cm" svg:height="3.034cm" svg:x="3.836cm" svg:y="2.866cm">
          <text:p text:style-name="P16"><text:span text:style-name="T6">f) rentabilidad neta en u.m. y %:</text:span></text:p>
          <text:p text:style-name="P18"><text:span text:style-name="T6">r</text:span><text:span text:style-name="T7">neta</text:span><text:span text:style-name="T6"> (u.m.) = <text:s/>reservas = BºN – div = 30.000 – 16.125 = 13.875 u.m.</text:span></text:p>
          <text:p text:style-name="P18"><text:span text:style-name="T6">r</text:span><text:span text:style-name="T7">neta</text:span><text:span text:style-name="T6"> (%) = <text:s/>reservas / Activo = 13.875 / 207.500 = 6,69%</text:span></text:p>
          <draw:enhanced-geometry svg:viewBox="0 0 21600 21600" draw:type="mso-spt202" draw:enhanced-path="M 0 0 L 21600 0 21600 21600 0 21600 0 0 Z N"/>
        </draw:custom-shape>
        <draw:g>
          <draw:frame draw:style-name="gr20" draw:text-style-name="P19" draw:layer="layout" svg:width="5.18cm" svg:height="1.047cm" svg:x="16.7cm" svg:y="2.566cm">
            <draw:text-box>
              <text:p><text:span text:style-name="T8">0,15 x 107.500</text:span></text:p>
            </draw:text-box>
          </draw:frame>
          <draw:custom-shape draw:style-name="gr21" draw:text-style-name="P9" draw:layer="layout" svg:width="0.8cm" svg:height="5.28cm" draw:transform="rotate (1.5707963267949) translate (16.6cm 3.9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line draw:style-name="gr8" draw:text-style-name="P9" draw:layer="layout" svg:x1="5.848cm" svg:y1="12.101cm" svg:x2="21.445cm" svg:y2="12.101cm">
          <text:p/>
        </draw:line>
        <draw:frame draw:style-name="gr22" draw:text-style-name="P22" draw:layer="layout" svg:width="15.7cm" svg:height="5.103cm" svg:x="5.8cm" svg:y="6.586cm">
          <draw:text-box>
            <text:p text:style-name="P20"><text:span text:style-name="T9"><text:s text:c="5"/></text:span><text:span text:style-name="T10">Año:</text:span><text:span text:style-name="T10"><text:tab/></text:span><text:span text:style-name="T10"><text:tab/></text:span><text:span text:style-name="T10"><text:tab/></text:span><text:span text:style-name="T10">0</text:span><text:span text:style-name="T10"><text:tab/></text:span><text:span text:style-name="T10"><text:tab/></text:span><text:span text:style-name="T10">1</text:span><text:span text:style-name="T10"><text:tab/></text:span><text:span text:style-name="T10"><text:tab/></text:span><text:span text:style-name="T10"> <text:s/>2</text:span><text:span text:style-name="T10"><text:tab/></text:span><text:span text:style-name="T10"><text:tab/></text:span><text:span text:style-name="T10"> <text:s text:c="4"/>3</text:span></text:p>
            <text:p text:style-name="P21"><text:span text:style-name="T10"><text:s/></text:span><text:span text:style-name="T10">Entradas:</text:span></text:p>
            <text:p text:style-name="P21"><text:span text:style-name="T11"><text:s text:c="2"/></text:span><text:span text:style-name="T11">Salidas:</text:span></text:p>
            <text:p text:style-name="P21"><text:span text:style-name="T10"><text:s/></text:span><text:span text:style-name="T10">Tesorería:</text:span></text:p>
            <text:p text:style-name="P21"><text:span text:style-name="T10">Tes. Acum:</text:span></text:p>
          </draw:text-box>
        </draw:frame>
        <draw:custom-shape draw:style-name="gr23" draw:text-style-name="P23" draw:layer="layout" svg:width="1.8cm" svg:height="1.24cm" svg:x="5.115cm" svg:y="15.05cm">
          <text:p text:style-name="P4"><text:span text:style-name="T12">€</text:span></text:p>
          <draw:enhanced-geometry svg:viewBox="0 0 21600 21600" draw:type="rectangle" draw:enhanced-path="M 0 0 L 21600 0 21600 21600 0 21600 0 0 Z N"/>
        </draw:custom-shape>
        <draw:frame draw:style-name="gr24" draw:text-style-name="P24" draw:layer="layout" svg:width="3.8cm" svg:height="1.916cm" svg:x="2.89cm" svg:y="12.726cm">
          <draw:text-box>
            <text:p><text:span text:style-name="T13">PAGOS POR COMPRAS DE M.P.</text:span></text:p>
          </draw:text-box>
        </draw:frame>
        <draw:custom-shape draw:style-name="gr25" draw:text-style-name="P25" draw:layer="layout" svg:width="2.825cm" svg:height="1.974cm" svg:x="5.675cm" svg:y="12.996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line draw:style-name="gr26" draw:text-style-name="P9" draw:layer="layout" svg:x1="5.802cm" svg:y1="11.729cm" svg:x2="5.802cm" svg:y2="12.472cm">
          <text:p/>
        </draw:line>
        <draw:line draw:style-name="gr26" draw:text-style-name="P9" draw:layer="layout" svg:x1="21.502cm" svg:y1="11.73cm" svg:x2="21.502cm" svg:y2="12.473cm">
          <text:p/>
        </draw:line>
        <draw:g>
          <draw:custom-shape draw:style-name="gr27" draw:text-style-name="P26" draw:layer="layout" svg:width="6.768cm" svg:height="6.895cm" svg:x="17.441cm" svg:y="12.6cm">
            <text:p/>
            <draw:enhanced-geometry svg:viewBox="0 0 21600 21600" draw:mirror-horizontal="false" draw:mirror-vertical="false" draw:text-areas="0 0 ?f0 21600" draw:type="right-arrow-callout" draw:modifiers="14400 5400 18000 8100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28" draw:text-style-name="P29" draw:layer="layout" svg:width="4.519cm" svg:height="6.292cm" svg:x="17.477cm" svg:y="12.979cm">
            <draw:text-box>
              <text:p text:style-name="P27"><text:span text:style-name="T14">NAC</text:span><text:span text:style-name="T15"> =</text:span></text:p>
              <text:p text:style-name="P28"><text:span text:style-name="T15">Stoks de m.p.</text:span></text:p>
              <text:p text:style-name="P28"><text:span text:style-name="T15">Stocks de p.c.</text:span></text:p>
              <text:p text:style-name="P28"><text:span text:style-name="T15">Stocks de p.t.</text:span></text:p>
              <text:p text:style-name="P28"><text:span text:style-name="T15">Clientes</text:span></text:p>
              <text:p text:style-name="P28"><text:span text:style-name="T15">Tesorería seg.</text:span></text:p>
            </draw:text-box>
          </draw:frame>
        </draw:g>
        <draw:custom-shape draw:style-name="gr29" draw:text-style-name="P30" draw:layer="layout" svg:width="2cm" svg:height="1.8cm" svg:x="13.907cm" svg:y="17.3cm">
          <text:p text:style-name="P4"><text:span text:style-name="T16">¡OJO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9" draw:layer="layout" svg:x1="15.907cm" svg:y1="18.1cm" svg:x2="17.707cm" svg:y2="18.5cm">
          <text:p/>
        </draw:line>
        <draw:frame draw:style-name="gr6" draw:text-style-name="P7" draw:layer="layout" svg:width="5.849cm" svg:height="0.962cm" svg:x="11.325cm" svg:y="0.278cm">
          <draw:text-box>
            <text:p><text:span text:style-name="T1">SEN ANIMATION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812cm" svg:height="10.359cm" svg:x="2.619cm" svg:y="2.073cm" draw:page-number="8" presentation:class="page"/>
          <draw:frame presentation:style-name="pr5" draw:text-style-name="P31" draw:layer="layout" svg:width="15.24cm" svg:height="12.433cm" svg:x="1.905cm" svg:y="13.122cm" presentation:class="notes" presentation:placeholder="true">
            <draw:text-box/>
          </draw:frame>
        </presentation:notes>
      </draw:page>
      <draw:page draw:name="Appear and Disappear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ppear and Disappear</text:p>
          </draw:text-box>
        </draw:frame>
        <draw:frame draw:style-name="standard" draw:layer="layout" svg:width="14.098cm" svg:height="14.944cm" svg:x="1.93cm" svg:y="4.6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1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</table:table-row>
            <table:table-row table:style-name="ro1" table:default-cell-style-name="ce1"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</table:table-row>
            <table:table-row table:style-name="ro1" table:default-cell-style-name="ce1">
              <table:table-cell>
                <text:p text:style-name="P4">X</text:p>
              </table:table-cell>
              <table:table-cell>
                <text:p text:style-name="P4">X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4">X</text:p>
              </table:table-cell>
              <table:table-cell>
                <text:p text:style-name="P4">X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4">X</text:p>
              </table:table-cell>
              <table:table-cell>
                <text:p text:style-name="P4">X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>
                <text:p text:style-name="P4">X</text:p>
              </table:table-cell>
              <table:table-cell>
                <text:p text:style-name="P4">X</text:p>
              </table:table-cell>
            </table:table-row>
            <table:table-row table:style-name="ro1" table:default-cell-style-name="ce1">
              <table:table-cell>
                <text:p text:style-name="P4">X</text:p>
              </table:table-cell>
              <table:table-cell>
                <text:p text:style-name="P4">X</text:p>
              </table:table-cell>
              <table:table-cell/>
              <table:table-cell>
                <text:p text:style-name="P4">X</text:p>
              </table:table-cell>
              <table:table-cell>
                <text:p text:style-name="P4">X</text:p>
              </table:table-cell>
            </table:table-row>
            <table:table-row table:style-name="ro2" table:default-cell-style-name="ce1">
              <table:table-cell>
                <text:p text:style-name="P4">X</text:p>
              </table:table-cell>
              <table:table-cell/>
              <table:table-cell>
                <text:p text:style-name="P4">X</text:p>
              </table:table-cell>
              <table:table-cell/>
              <table:table-cell>
                <text:p text:style-name="P4">X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31" draw:text-style-name="P9" xml:id="id48" draw:id="id48" draw:layer="layout" svg:width="2.824cm" svg:height="14.978cm" svg:x="1.936cm" svg:y="4.634cm">
          <text:p/>
        </draw:rect>
        <draw:rect draw:style-name="gr31" draw:text-style-name="P9" xml:id="id49" draw:id="id49" draw:layer="layout" svg:width="2.824cm" svg:height="14.978cm" svg:x="4.76cm" svg:y="4.634cm">
          <text:p/>
        </draw:rect>
        <draw:rect draw:style-name="gr31" draw:text-style-name="P9" xml:id="id52" draw:id="id52" draw:layer="layout" svg:width="2.824cm" svg:height="14.978cm" svg:x="7.585cm" svg:y="4.634cm">
          <text:p/>
        </draw:rect>
        <draw:rect draw:style-name="gr31" draw:text-style-name="P9" xml:id="id56" draw:id="id56" draw:layer="layout" svg:width="2.824cm" svg:height="14.978cm" svg:x="10.408cm" svg:y="4.634cm">
          <text:p/>
        </draw:rect>
        <draw:rect draw:style-name="gr31" draw:text-style-name="P9" xml:id="id58" draw:id="id58" draw:layer="layout" svg:width="2.824cm" svg:height="14.978cm" svg:x="13.233cm" svg:y="4.634cm">
          <text:p/>
        </draw:rect>
        <draw:rect draw:style-name="gr32" draw:text-style-name="P4" draw:layer="layout" svg:width="8.029cm" svg:height="1.333cm" svg:x="18.375cm" svg:y="6.76cm">
          <text:p text:style-name="P4">1,2,3,4,5</text:p>
        </draw:rect>
        <draw:rect draw:style-name="gr32" draw:text-style-name="P4" xml:id="id53" draw:id="id53" draw:layer="layout" svg:width="8.029cm" svg:height="1.333cm" svg:x="18.375cm" svg:y="8.628cm">
          <text:p text:style-name="P4">1,2</text:p>
        </draw:rect>
        <draw:rect draw:style-name="gr32" draw:text-style-name="P4" xml:id="id50" draw:id="id50" draw:layer="layout" svg:width="8.029cm" svg:height="1.333cm" svg:x="18.375cm" svg:y="10.565cm">
          <text:p text:style-name="P4">2,3</text:p>
        </draw:rect>
        <draw:rect draw:style-name="gr32" draw:text-style-name="P4" xml:id="id54" draw:id="id54" draw:layer="layout" svg:width="8.029cm" svg:height="1.333cm" svg:x="18.375cm" svg:y="12.401cm">
          <text:p text:style-name="P4">3,4</text:p>
        </draw:rect>
        <draw:rect draw:style-name="gr32" draw:text-style-name="P4" xml:id="id57" draw:id="id57" draw:layer="layout" svg:width="8.029cm" svg:height="1.333cm" svg:x="18.375cm" svg:y="14.275cm">
          <text:p text:style-name="P4">4,5</text:p>
        </draw:rect>
        <draw:rect draw:style-name="gr32" draw:text-style-name="P4" xml:id="id55" draw:id="id55" draw:layer="layout" svg:width="8.029cm" svg:height="1.333cm" svg:x="18.375cm" svg:y="16.149cm">
          <text:p text:style-name="P4">1,2,4,5</text:p>
        </draw:rect>
        <draw:rect draw:style-name="gr32" draw:text-style-name="P4" xml:id="id51" draw:id="id51" draw:layer="layout" svg:width="8.029cm" svg:height="1.333cm" svg:x="18.375cm" svg:y="18.032cm">
          <text:p text:style-name="P4">1,3,5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_5f_1_5f_1" style:display-name="Predeterminado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" style:display-name="Predeterminad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Arial Unicode MS" style:font-family-asian="'Arial Unicode MS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5-21T23:03:36</meta:creation-date>
    <meta:editing-duration>PT1H25M50S</meta:editing-duration>
    <meta:editing-cycles>30</meta:editing-cycles>
    <dc:date>2016-03-22T08:28:38.942765159</dc:date>
    <meta:generator>LibreOffice/4.4.3.2$Linux_X86_64 LibreOffice_project/40m0$Build-2</meta:generator>
    <meta:document-statistic meta:object-count="141"/>
  </office:meta>
</office:document-meta>
</file>